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bd7d" officeooo:paragraph-rsid="000cbd7d" style:font-weight-asian="bold" style:font-weight-complex="bold"/>
    </style:style>
    <style:style style:name="P2" style:family="paragraph" style:parent-style-name="Standard">
      <style:text-properties fo:font-weight="bold" officeooo:rsid="000e45cb" officeooo:paragraph-rsid="000e45c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5cb" style:font-weight-asian="normal" style:font-weight-complex="normal"/>
    </style:style>
    <style:style style:name="T3" style:family="text">
      <style:text-properties officeooo:rsid="000e45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(a) <text:span text:style-name="T1">Pests that are harmful organism that damage </text:span>Crops</text:p>
      <text:p text:style-name="P1">(b)<text:span text:style-name="T1"> Name two main classes of crop pests. </text:span>Field pests and Storage pests</text:p>
      <text:p text:style-name="P1">(c) <text:span text:style-name="T1">Crop pests that attack growing plants are called </text:span>Field pests</text:p>
      <text:p text:style-name="P1">2.</text:p>
      <text:p text:style-name="P1">(a) <text:span text:style-name="T1">The larvae of a certain plant bore into the stem of plants. The pest is </text:span>Stalk borer</text:p>
      <text:p text:style-name="P1">(b) <text:span text:style-name="T1">List five examples of field pests. </text:span>Stalk borers, Aphids, Cutworms, Locust and Stalk borers</text:p>
      <text:p text:style-name="P1">(c) <text:span text:style-name="T1"><text:s/>Which crop pests sucks the sap from crops? </text:span>Aphids</text:p>
      <text:p text:style-name="P1">3. <text:span text:style-name="T1">A farmer transplanted his seedling one evening. The following morning they were cut by certain pests. The pest was most likely to be </text:span>Cutworms</text:p>
      <text:p text:style-name="P1">4. <text:span text:style-name="T1">After the maturity of grains in the field, they are attacked by </text:span>Weaver birds.</text:p>
      <text:p text:style-name="P2">5.</text:p>
      <text:p text:style-name="P1">(a) <text:span text:style-name="T1">Moles are examples of pests that attack </text:span><text:span text:style-name="T3">roots</text:span><text:span text:style-name="T2"> of a plant.</text:span></text:p>
      <text:p text:style-name="P2">(b) <text:span text:style-name="T1">Name three effects of pests on crops. </text:span>Transmit diseases to crops, Lower quality of the produce, Damage leaves therefore reducing photosynthesi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9:46:50.512481427</meta:creation-date>
    <dc:date>2020-04-20T20:11:18.733544213</dc:date>
    <meta:editing-duration>PT5M33S</meta:editing-duration>
    <meta:editing-cycles>1</meta:editing-cycles>
    <meta:document-statistic meta:table-count="0" meta:image-count="0" meta:object-count="0" meta:page-count="1" meta:paragraph-count="13" meta:word-count="153" meta:character-count="861" meta:non-whitespace-character-count="719"/>
    <meta:generator>LibreOffice/6.0.7.3$Linux_X86_64 LibreOffice_project/00m0$Build-3</meta:generator>
  </office:meta>
</office:document-meta>
</file>